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fo:font-weight="bold" officeooo:rsid="001cd709" officeooo:paragraph-rsid="001cd709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style="italic" fo:font-weight="bold" officeooo:rsid="001cd709" officeooo:paragraph-rsid="001cd709" style:font-size-asian="13pt" style:font-style-asian="italic" style:font-weight-asian="bold" style:font-size-complex="13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fo:font-weight="bold" officeooo:rsid="001cd709" officeooo:paragraph-rsid="001cd709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cd709" officeooo:paragraph-rsid="001cd709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355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1cd709" officeooo:paragraph-rsid="001cd709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355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1cf88c" officeooo:paragraph-rsid="001d1f22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355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1d1f22" officeooo:paragraph-rsid="001d1f22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355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1cd709" officeooo:paragraph-rsid="001cd70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0.355cm"/>
        </style:tab-stops>
      </style:paragraph-properties>
      <style:text-properties fo:font-variant="normal" fo:text-transform="none" fo:color="#000000" style:font-name="Liberation Serif" fo:font-size="12pt" fo:letter-spacing="normal" fo:font-style="italic" fo:font-weight="bold" officeooo:rsid="001cd709" officeooo:paragraph-rsid="001cd709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0.355cm"/>
        </style:tab-stops>
      </style:paragraph-properties>
      <style:text-properties fo:font-variant="normal" fo:text-transform="none" fo:color="#000000" style:font-name="Liberation Serif" fo:font-size="12pt" fo:letter-spacing="normal" fo:font-style="italic" fo:font-weight="bold" officeooo:rsid="001cf88c" officeooo:paragraph-rsid="001cf88c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0.355cm"/>
        </style:tab-stops>
      </style:paragraph-properties>
      <style:text-properties fo:font-variant="normal" fo:text-transform="none" fo:color="#000000" style:font-name="Liberation Serif" fo:font-size="12pt" fo:letter-spacing="normal" fo:font-style="italic" fo:font-weight="bold" officeooo:rsid="001d1f22" officeooo:paragraph-rsid="001d1f22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0.355cm"/>
        </style:tab-stops>
      </style:paragraph-properties>
      <style:text-properties fo:font-variant="normal" fo:text-transform="none" fo:color="#000000" style:font-name="Liberation Serif" fo:font-size="13pt" fo:letter-spacing="normal" fo:font-style="italic" fo:font-weight="bold" officeooo:rsid="001cf88c" officeooo:paragraph-rsid="001cf88c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officeooo:rsid="001cf88c"/>
    </style:style>
    <style:style style:name="T2" style:family="text">
      <style:text-properties fo:font-weight="bold"/>
    </style:style>
    <style:style style:name="T3" style:family="text">
      <style:text-properties fo:font-style="italic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ine du 02/01/2020 au 03/01/2020</text:p>
      <text:p text:style-name="P1"/>
      <text:p text:style-name="P2">02/01/2020</text:p>
      <text:p text:style-name="P2"/>
      <text:p text:style-name="P3">Objectifs et livrables du jour:</text:p>
      <text:p text:style-name="P3"/>
      <text:p text:style-name="P4">Veille : Github, mode team (Standup : Retro / Modélisation EA, SQL, Python) Atelier en groupe : Git partagé, créer un Hello MyTeam Atelier en groupe : Git partagé, Readthedocs, DevData</text:p>
      <text:p text:style-name="P4"/>
      <text:p text:style-name="P4">Travaille à faire:</text:p>
      <text:p text:style-name="P4"/>
      <text:p text:style-name="P4">1- Établir un document synthétique à partir des liens ci-dessus sur les commandes de git et pour approfondir certain point éventuellement sur la doc officielle de Git. </text:p>
      <text:p text:style-name="P4"/>
      <text:p text:style-name="P4">2 - Documenter votre documentation sur votre dépôt Read The Doc</text:p>
      <text:p text:style-name="P4"/>
      <text:p text:style-name="P5">Pour l'atelier, git en mode "team", le travail à faire est le suivant : Créer un dépôt “Hello MyTeam” et mettre en application nos nouvelles capacités à utiliser git en mode team. </text:p>
      <text:p text:style-name="P5"/>
      <text:p text:style-name="P5">3 - Organiser notre équipe, dans le dépôt “Hello MyTeam”, chacun des membres publiera son nom dans un fichier prenom-nom-hello.md </text:p>
      <text:p text:style-name="P5"/>
      <text:p text:style-name="P5">3 - Le responsable du dépôt collectif sera en charge de la mise à jour de la branche master suivant les commits effectués par chacun des membres</text:p>
      <text:p text:style-name="P5"/>
      <text:p text:style-name="P9">Outils utilisé:</text:p>
      <text:p text:style-name="P9"/>
      <text:p text:style-name="P8">-Github</text:p>
      <text:p text:style-name="P8">-Read the docs</text:p>
      <text:p text:style-name="P8"/>
      <text:p text:style-name="P9">Difficultés rencontrés:</text:p>
      <text:p text:style-name="P9"/>
      <text:p text:style-name="P8">-<text:span text:style-name="T1">Difficulté sur la création d’une autre branche, sur Github</text:span></text:p>
      <text:p text:style-name="P8"/>
      <text:p text:style-name="P12">03/01/2020:</text:p>
      <text:p text:style-name="P12"/>
      <text:p text:style-name="P10">Objectifs et livrables du jour:</text:p>
      <text:p text:style-name="P10"/>
      <text:p text:style-name="P6">Atelier : Roadmap poster design Veille : Google Sheets / liste déroulante simple / liste nommée de plage de cellules.</text:p>
      <text:p text:style-name="P6"><text:s/>Atelier en groupe : Mise à jour tableur Google Sheet (base entreprise - offres job, stage) / Export des données actualisées provenant du tableur Google Sheets dans un fichier intitulé prenom-nom-data-recherche- stage.csv / </text:p>
      <text:p text:style-name="P6">Livrables : Arbre de compétences poster/ fichier actualisé prenom-nom- data-recherche-stage.csv contenant les données sur le dépôt github "dev- data-job-list-market" de l'Apprenant.e.s</text:p>
      <text:p text:style-name="P6"/>
      <text:p text:style-name="P7"><text:span text:style-name="T3">Outils utilisés</text:span>:</text:p>
      <text:p text:style-name="P7"/>
      <text:p text:style-name="P7">-Google Sheets</text:p>
      <text:p text:style-name="P7">-Github</text:p>
      <text:p text:style-name="P7"/>
      <text:p text:style-name="P11">Difficulté rencontré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0:44:40.105767791</meta:creation-date>
    <dc:date>2020-01-03T11:13:51.579906186</dc:date>
    <meta:editing-duration>PT6M10S</meta:editing-duration>
    <meta:editing-cycles>1</meta:editing-cycles>
    <meta:document-statistic meta:table-count="0" meta:image-count="0" meta:object-count="0" meta:page-count="1" meta:paragraph-count="24" meta:word-count="266" meta:character-count="1707" meta:non-whitespace-character-count="1460"/>
    <meta:generator>LibreOffice/6.0.7.3$Linux_X86_64 LibreOffice_project/00m0$Build-3</meta:generator>
  </office:meta>
</office:document-meta>
</file>